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officeooo:rsid="00037cf1" officeooo:paragraph-rsid="00037cf1"/>
    </style:style>
    <style:style style:name="P2" style:family="paragraph" style:parent-style-name="Standard">
      <style:text-properties officeooo:rsid="00037cf1" officeooo:paragraph-rsid="00037cf1"/>
    </style:style>
    <style:style style:name="P3" style:family="paragraph" style:parent-style-name="Standard">
      <style:text-properties fo:font-weight="bold" officeooo:rsid="00037cf1" officeooo:paragraph-rsid="00037cf1" style:font-weight-asian="bold" style:font-weight-complex="bold"/>
    </style:style>
    <style:style style:name="P4" style:family="paragraph" style:parent-style-name="Standard">
      <style:text-properties fo:font-weight="bold" officeooo:rsid="00037cf1" officeooo:paragraph-rsid="00037cf1" style:font-weight-asian="bold" style:font-weight-complex="bold"/>
    </style:style>
    <style:style style:name="P5" style:family="paragraph" style:parent-style-name="Standard">
      <style:text-properties fo:font-weight="bold" officeooo:rsid="00037cf1" officeooo:paragraph-rsid="000668bb" style:font-weight-asian="bold" style:font-weight-complex="bold"/>
    </style:style>
    <style:style style:name="P6" style:family="paragraph" style:parent-style-name="Standard">
      <style:text-properties fo:font-weight="bold" officeooo:rsid="00043c05" officeooo:paragraph-rsid="00043c05" style:font-weight-asian="bold" style:font-weight-complex="bold"/>
    </style:style>
    <style:style style:name="P7" style:family="paragraph" style:parent-style-name="Standard">
      <style:text-properties fo:font-weight="normal" officeooo:rsid="000409be" officeooo:paragraph-rsid="000409be" style:font-weight-asian="normal" style:font-weight-complex="normal"/>
    </style:style>
    <style:style style:name="P8" style:family="paragraph" style:parent-style-name="Standard">
      <style:text-properties fo:font-weight="normal" officeooo:rsid="000668bb" officeooo:paragraph-rsid="000668bb" style:font-weight-asian="normal" style:font-weight-complex="normal"/>
    </style:style>
    <style:style style:name="P9" style:family="paragraph" style:parent-style-name="Standard">
      <style:text-properties officeooo:paragraph-rsid="00043c05"/>
    </style:style>
    <style:style style:name="P10" style:family="paragraph" style:parent-style-name="Standard">
      <style:paragraph-properties>
        <style:tab-stops>
          <style:tab-stop style:position="2.011cm"/>
          <style:tab-stop style:position="9.657cm"/>
          <style:tab-stop style:position="11.8cm"/>
        </style:tab-stops>
      </style:paragraph-properties>
      <style:text-properties style:font-name="Liberation Mono" fo:font-size="11pt" fo:font-weight="normal" officeooo:rsid="00043c05" officeooo:paragraph-rsid="00043c05" style:font-size-asian="11pt" style:font-weight-asian="normal" style:font-size-complex="11pt" style:font-weight-complex="normal"/>
    </style:style>
    <style:style style:name="P11" style:family="paragraph" style:parent-style-name="Standard">
      <style:text-properties officeooo:rsid="00043c05" officeooo:paragraph-rsid="00043c05"/>
    </style:style>
    <style:style style:name="P12" style:family="paragraph" style:parent-style-name="Standard">
      <style:text-properties officeooo:rsid="00037cf1" officeooo:paragraph-rsid="00055796"/>
    </style:style>
    <style:style style:name="P13" style:family="paragraph" style:parent-style-name="Standard">
      <style:paragraph-properties fo:break-before="page"/>
      <style:text-properties fo:font-weight="bold" officeooo:rsid="00043c05" officeooo:paragraph-rsid="00043c05" style:font-weight-asian="bold" style:font-weight-complex="bold"/>
    </style:style>
    <style:style style:name="T1" style:family="text">
      <style:text-properties officeooo:rsid="000409be"/>
    </style:style>
    <style:style style:name="T2" style:family="text">
      <style:text-properties officeooo:rsid="00043c05"/>
    </style:style>
    <style:style style:name="T3" style:family="text">
      <style:text-properties fo:font-weight="normal" style:font-weight-asian="normal" style:font-weight-complex="normal"/>
    </style:style>
    <style:style style:name="T4" style:family="text">
      <style:text-properties style:text-position="sub 58%" officeooo:rsid="000409be" style:font-size-asian="10.5pt"/>
    </style:style>
    <style:style style:name="T5" style:family="text">
      <style:text-properties style:text-position="sub 58%" officeooo:rsid="000409be"/>
    </style:style>
    <style:style style:name="T6" style:family="text">
      <style:text-properties officeooo:rsid="0005579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Question we investigated</text:p>
      <text:p text:style-name="P2">Are there systematic differences between similarity ranking measures?</text:p>
      <text:p text:style-name="P2"/>
      <text:p text:style-name="P3">Hypothesis</text:p>
      <text:p text:style-name="P2">The similarity measure used may render different rankings with different </text:p>
      <text:p text:style-name="P3"/>
      <text:p text:style-name="P3">Method</text:p>
      <text:p text:style-name="P12">We implemented <text:span text:style-name="T2">four</text:span> similarity <text:span text:style-name="T2">measures</text:span>: cosine similarity, <text:span text:style-name="T1">cosine similarity with PPMI</text:span><text:span text:style-name="T5">alpha</text:span>, Jaccard index, and Sørensen–Dice coefficient. </text:p>
      <text:p text:style-name="P12"/>
      <text:p text:style-name="P12"><text:span text:style-name="T2">The PPMI</text:span><text:span text:style-name="T4">alpha </text:span><text:span text:style-name="T2">function was implemented based on Jurafsky &amp; Martin discussion __PARAPHRASE__ (__CITE__). It ___DOES THIS___ </text:span></text:p>
      <text:p text:style-name="P11"/>
      <text:p text:style-name="P11">The Jaccard index and the Dice coefficient are strongly similar indexing measures that use weighted vector proportions to create a similarity ratio. With Jaccard, we measured the weighted vectors using cardinality. Where two words share common vectors the cardinality of the intersection is divided by the cardinality of the union of the vectors. With Dice, <text:span text:style-name="T6">we take twice the cardinality of the <text:s/>overlapping vectors and divide by the sum of the cardinality of the two vectors. Both of these measures as implemented tend to be independent of the frequency of the terms’ co-occurrence.</text:span></text:p>
      <text:p text:style-name="P11"/>
      <text:p text:style-name="P2">We arbitrarily selected a set of words we thought might have high to intermediate similarity </text:p>
      <text:p text:style-name="P2">{computer, pc, mac, machine, mouse, phone, apple} and a set of words that we thought would have some lack of similarity {cat, shovel, car, #egypt, trump, easy}. From our preliminary results we extracted the most similar pairs, the most dissimilar pairs, and some arbitrary mid ranked pairs to evaluate.</text:p>
      <text:p text:style-name="P2"/>
      <text:p text:style-name="P3">Results</text:p>
      <text:p text:style-name="P7">When we examined our similar words, the rankings by similarity had different orderings (except between Jaccard and Dice). For the most similar pairs, “compute” and “pc” ranked highest on cosine similarity and fifth on Jaccard and Dice measures.</text:p>
      <text:p text:style-name="P7"/>
      <text:p text:style-name="P5">Discussion and future directions</text:p>
      <text:p text:style-name="P8">The Jaccard and Dice measures do not take into account the proportion of vector elements that appear, just the count of intersecting, co-occurrent words. An adjustment that could take into account word frequencies may make the importance of common occurrence word pairs seem more distributionally similar. </text:p>
      <text:p text:style-name="P13">Preliminary Task Output</text:p>
      <text:p text:style-name="P10">PMI check passed</text:p>
      <text:p text:style-name="P10">Getting all the word id's as a set</text:p>
      <text:p text:style-name="P10">Creating word vectors...</text:p>
      <text:p text:style-name="P10">Sort by cosine similarity</text:p>
      <text:p text:style-name="P10">0.36<text:tab/>('cat', 'dog') <text:s text:c="15"/><text:tab/>169733<text:tab/>287114</text:p>
      <text:p text:style-name="P10">0.17<text:tab/>('comput', 'mous') <text:s text:c="11"/><text:tab/>160828<text:tab/>22265</text:p>
      <text:p text:style-name="P10">0.12<text:tab/>('cat', 'mous') <text:s text:c="14"/><text:tab/>169733<text:tab/>22265</text:p>
      <text:p text:style-name="P10">0.09<text:tab/>('mous', 'dog') <text:s text:c="14"/><text:tab/>22265<text:tab/>287114</text:p>
      <text:p text:style-name="P10">0.07<text:tab/>('cat', 'comput') <text:s text:c="12"/><text:tab/>169733<text:tab/>160828</text:p>
      <text:p text:style-name="P10">0.06<text:tab/>('comput', 'dog') <text:s text:c="12"/><text:tab/>160828<text:tab/>287114</text:p>
      <text:p text:style-name="P10">0.02<text:tab/>('@justinbieber', 'dog') <text:s text:c="5"/><text:tab/>703307<text:tab/>287114</text:p>
      <text:p text:style-name="P10">0.01<text:tab/>('cat', '@justinbieber') <text:s text:c="5"/><text:tab/>169733<text:tab/>703307</text:p>
      <text:p text:style-name="P10">0.01<text:tab/>('@justinbieber', 'comput') <text:s text:c="2"/><text:tab/>703307<text:tab/>160828</text:p>
      <text:p text:style-name="P10">0.01<text:tab/>('@justinbieber', 'mous') <text:s text:c="4"/><text:tab/>703307<text:tab/>22265</text:p>
      <text:p text:style-name="P10"/>
      <text:p text:style-name="P6">Bibliography</text:p>
      <text:p text:style-name="P6"><text:span text:style-name="T3">Jurafsky &amp; Martin – Chapter ...</text:span></text:p>
      <text:p text:style-name="P9"><text:s/></text:p>
      <text:p text:style-name="P9">http://dataconomy.com/implementing-the-five-most-popular-similarity-measures-in-pyth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Tahoma"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Tahoma"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37cf1" officeooo:paragraph-rsid="00037cf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ANLP Assignment 3<text:tab/>s1600429, s1601939<text:tab/><text:date style:data-style-name="N37" text:date-value="2016-11-27T07:57:00.094539946" text:fixed="true">27/11/16</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phen Graham</meta:initial-creator>
    <meta:creation-date>2016-11-27T07:52:14.928671348</meta:creation-date>
    <dc:date>2016-11-27T09:55:03.651086670</dc:date>
    <dc:creator>Stephen Graham</dc:creator>
    <meta:editing-duration>PT14M54S</meta:editing-duration>
    <meta:editing-cycles>3</meta:editing-cycles>
    <meta:generator>LibreOffice/4.3.7.2$Linux_X86_64 LibreOffice_project/430$Build-2</meta:generator>
    <meta:document-statistic meta:table-count="0" meta:image-count="0" meta:object-count="0" meta:page-count="2" meta:paragraph-count="34" meta:word-count="386" meta:character-count="2796" meta:non-whitespace-character-count="2332"/>
  </office:meta>
</office:document-meta>
</file>